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6 Sheet1.C1:Sheet1.C1 Sheet1.C2:Sheet1.C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6 Sheet1.D1:Sheet1.D1 Sheet1.D2:Sheet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Gunicorn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18" calcext:value-type="float">
            <text:p>2518</text:p>
          </table:table-cell>
          <table:table-cell table:style-name="ce3" office:value-type="float" office:value="0.324" calcext:value-type="float">
            <text:p>0.324</text:p>
          </table:table-cell>
        </table:table-row>
        <table:table-row table:style-name="ro1">
          <table:table-cell table:style-name="ce1" office:value-type="string" calcext:value-type="string">
            <text:p>Django ORM+Gunicorn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798" calcext:value-type="float">
            <text:p>2798</text:p>
          </table:table-cell>
          <table:table-cell table:style-name="ce3" office:value-type="float" office:value="0.572" calcext:value-type="float">
            <text:p>0.572</text:p>
          </table:table-cell>
        </table:table-row>
        <table:table-row table:style-name="ro1">
          <table:table-cell table:style-name="ce1" office:value-type="string" calcext:value-type="string">
            <text:p>Flask+Gunicorn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985" calcext:value-type="float">
            <text:p>2985</text:p>
          </table:table-cell>
          <table:table-cell table:style-name="ce3" office:value-type="float" office:value="13.16" calcext:value-type="float">
            <text:p>13.16</text:p>
          </table:table-cell>
        </table:table-row>
        <table:table-row table:style-name="ro1">
          <table:table-cell table:style-name="ce1" office:value-type="string" calcext:value-type="string">
            <text:p>Flask (connection pool)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float" office:value="79704" calcext:value-type="float">
            <text:p>79704</text:p>
          </table:table-cell>
          <table:table-cell table:style-name="ce3" office:value-type="float" office:value="12.09" calcext:value-type="float">
            <text:p>12.09</text:p>
          </table:table-cell>
        </table:table-row>
        <table:table-row table:style-name="ro1">
          <table:table-cell table:style-name="ce1" office:value-type="string" calcext:value-type="string">
            <text:p>aiohttp.web+API-Hour</text:p>
          </table:table-cell>
          <table:table-cell table:style-name="ce3" office:value-type="float" office:value="4179" calcext:value-type="float">
            <text:p>4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8" calcext:value-type="float">
            <text:p>0.098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22:30:45.445501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2-24T22:50:33.374808580</dc:date>
    <dc:creator>Ludovic Gasc</dc:creator>
    <meta:editing-duration>PT23M37S</meta:editing-duration>
    <meta:editing-cycles>7</meta:editing-cycles>
    <meta:generator>LibreOffice/4.2.7.2$Linux_X86_64 LibreOffice_project/420m0$Build-2</meta:generator>
    <meta:document-statistic meta:table-count="1" meta:cell-count="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1:Sheet1.B6" chart:data-source-has-labels="both" svg:x="0.297cm" svg:y="0.211cm" svg:width="14.282cm" svg:height="10.177cm">
          <chartooo:coordinate-region svg:x="1.289cm" svg:y="0.41cm" svg:width="12.831cm" svg:height="8.933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6</svg:desc>
                </draw:g>
              </table:table-cell>
              <table:table-cell office:value-type="float" office:value="583">
                <text:p>583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Django ORM+Gunicorn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Flask (connection pool)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4179">
                <text:p>4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6 Sheet1.C1:Sheet1.C6" chart:data-source-has-labels="both" svg:x="0.297cm" svg:y="0.2cm" svg:width="14.26cm" svg:height="9.614cm">
          <chartooo:coordinate-region svg:x="1.342cm" svg:y="0.373cm" svg:width="12.749cm" svg:height="8.396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bar">
            <chart:data-point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6</svg:desc>
                </draw:g>
              </table:table-cell>
              <table:table-cell office:value-type="float" office:value="2518">
                <text:p>2518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Django ORM+Gunicorn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Flask (connection pool)</text:p>
              </table:table-cell>
              <table:table-cell office:value-type="float" office:value="79704">
                <text:p>79704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6 Sheet1.D1:Sheet1.D6" chart:data-source-has-labels="both" svg:x="0.295cm" svg:y="0.208cm" svg:width="14.175cm" svg:height="9.997cm">
          <chartooo:coordinate-region svg:x="0.916cm" svg:y="0.407cm" svg:width="13.098cm" svg:height="8.753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label-cell-address="Sheet1.D1:Sheet1.D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6</svg:desc>
                </draw:g>
              </table:table-cell>
              <table:table-cell office:value-type="float" office:value="0.324">
                <text:p>0.324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Django ORM+Gunicorn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Flask (connection pool)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